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A02B93"/>
    </style:style>
    <style:style style:name="ce28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92D050"/>
    </style:style>
    <style:style style:name="ce34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6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1.08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30">
            <text:p>(?&lt;!ˈ)^o(?![juɫ])</text:p>
          </table:table-cell>
          <table:table-cell office:value-type="string" table:style-name="ce30">
            <text:p>ɔ / o</text:p>
          </table:table-cell>
          <table:table-cell office:value-type="string" table:style-name="ce31">
            <text:p>T47</text:p>
          </table:table-cell>
          <table:table-cell office:value-type="string" table:style-name="ce32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3"/>
        </table:table-row>
        <table:table-row table:style-name="ro7">
          <table:table-cell office:value-type="string" table:style-name="ce30">
            <text:p>(?&lt;!ˈ)^e(?![juɫs̃])</text:p>
          </table:table-cell>
          <table:table-cell office:value-type="string" table:style-name="ce30">
            <text:p>e / i</text:p>
          </table:table-cell>
          <table:table-cell office:value-type="string" table:style-name="ce34">
            <text:p>T48</text:p>
          </table:table-cell>
          <table:table-cell table:style-name="ce35"/>
          <table:table-cell table:number-columns-repeated="16380" table:style-name="ce36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21">
            <text:p>a(?=(m|n|nh))</text:p>
          </table:table-cell>
          <table:table-cell office:value-type="string" table:style-name="ce21">
            <text:p>ɐ</text:p>
          </table:table-cell>
          <table:table-cell table:style-name="ce13"/>
          <table:table-cell office:value-type="string" table:style-name="ce22">
            <text:p>são todas tónicas</text:p>
          </table:table-cell>
          <table:table-cell table:number-columns-repeated="16380" table:style-name="ce23"/>
        </table:table-row>
        <table:table-row table:style-name="ro9">
          <table:table-cell office:value-type="string" table:style-name="ce25">
            <text:p>(?&lt;=ˈ(b|c|ch|d|f|g|ʒ|l|lh|m|n|nh|p|q|r|rr|ss|s|t|v|z|pr|br|tr|dr|kr|gr|fr|vr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0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1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ɣu(?=(ɐj|ɐ̃j̃|e|ẽ|ê|ɛ|i|ĩ|ɨ))</text:p>
          </table:table-cell>
          <table:table-cell office:value-type="string" table:style-name="ce18">
            <text:p>ɣ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2" table:style-name="ro1">
          <table:table-cell table:number-columns-repeated="16384"/>
        </table:table-row>
      </table:table>
      <table:table table:name="Folha1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9">
          <table:table-cell office:value-type="string" table:style-name="ce25">
            <text:p>(?&lt;=ˈ(b|β|k|d|ð|f|g|ɣ|ʃ||ɲ|ʎ|ʒ|l|m|n|p|ɾ|ʀ|s|t|v|z|pɾ|bɾ|tɾ|dɾ|kɾ|gɾ|fɾ|vɾ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0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1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(?&lt;=ˈ(b|c|ch|d|f|g|ʒ|l|lh|m|n|nh|p|q|r|rr|ss|s|t|v|z|pr|br|tr|dr|kr|gr|fr|vr|pl|bl|kl|gl|fl))o(?![ju])(?!õô)</text:p>
          </table:table-cell>
          <table:table-cell table:number-columns-repeated="16383" table:style-name="ce1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condition table:field-number="0" table:value="ˈhor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2:41:56Z</dc:date>
  </office:meta>
</office:document-meta>
</file>